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65%" fo:background-color="#ffffff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65%" fo:background-color="#ffffff" style:writing-mode="lr-tb"/>
      <style:text-properties fo:font-variant="normal" fo:text-transform="none" fo:color="#1d1c1d" style:text-line-through-style="none" style:text-line-through-type="none" style:font-name="Arial" fo:font-size="14pt" fo:font-style="normal" style:text-underline-style="none" fo:font-weight="bold" style:text-blinking="false" fo:background-color="#f8f8f8"/>
    </style:style>
    <style:style style:name="P5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65%" fo:background-color="#ffffff" style:writing-mode="lr-tb"/>
    </style:style>
    <style:style style:name="T1" style:family="text">
      <style:text-properties officeooo:rsid="00034b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345ffee4-7fff-8720-3bb3-6686897ccb66"/>MISSION OF THE COMPANY:</text:p>
      <text:p text:style-name="Text_20_body"/>
      <text:p text:style-name="P2">At BOOKBOT we strive to be kid friendly, encouraging interaction with exciting automation through our books and videos for all ages.</text:p>
      <text:p text:style-name="P5"/>
      <text:p text:style-name="P4">Turn your kids into voracious readers instantly with Bookbot through our extensive range of educational material that your kids will love and get hooked on. </text:p>
      <text:p text:style-name="Text_20_body"/>
      <text:p text:style-name="P1">We have created a unique online world where children learn to read while having fun.</text:p>
      <text:p text:style-name="Text_20_body"/>
      <text:p text:style-name="P1">Interactive storytelling is rewarded by many various emoticons and characters.</text:p>
      <text:p text:style-name="P3"/>
      <text:p text:style-name="P1">The enhanced learning system makes the education journey fun by kindling friendships with their favorite books. The wide range of content is not only challenging but humorous to ensure a real time connection for curious minds.</text:p>
      <text:p text:style-name="Text_20_body"/>
      <text:p text:style-name="P1">Our application provides a multilingual visual and audio experience like no other.</text:p>
      <text:p text:style-name="P1">With a built-in dictionary and fun games to make learning an enjoyable and memorable experience.</text:p>
      <text:p text:style-name="Text_20_body"/>
      <text:p text:style-name="P1">Favorite <text:span text:style-name="T1">audio books</text:span> can be downloaded and printed for offline use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20:14:41.321000000</meta:creation-date>
    <dc:date>2020-10-05T20:17:54.129000000</dc:date>
    <meta:editing-duration>PT1M14S</meta:editing-duration>
    <meta:editing-cycles>3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10" meta:word-count="149" meta:character-count="946" meta:non-whitespace-character-count="804"/>
  </office:meta>
</office:document-meta>
</file>